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F000000DF91EAE0FC84615028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on_uni" table:style-name="ta1">
        <table:shapes>
          <draw:frame draw:z-index="0" draw:style-name="gr1" draw:text-style-name="P1" svg:width="9.6091in" svg:height="7.2445in" svg:x="2.0031in" svg:y="0.0445in">
            <draw:object draw:notify-on-update-of-ranges="non_uni.A1:non_uni.A97 non_uni.B1:non_uni.B9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.8819in" svg:height="7.2445in" svg:x="14.8504in" svg:y="0.089in">
            <draw:object draw:notify-on-update-of-ranges="non_uni.P1:non_uni.P97 non_uni.Q1:non_uni.Q9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.6295209121897" calcext:value-type="float">
            <text:p>26.6295209121897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formula="of:=LN([.B1])" office:value-type="float" office:value="3.28202040913414" calcext:value-type="float">
            <text:p>3.282020409134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.390962741657" calcext:value-type="float">
            <text:p>67.390962741657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formula="of:=LN([.B2])" office:value-type="float" office:value="4.21051092497653" calcext:value-type="float">
            <text:p>4.210510924976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1.615240811128" calcext:value-type="float">
            <text:p>121.615240811128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formula="of:=LN([.B3])" office:value-type="float" office:value="4.80086229729604" calcext:value-type="float">
            <text:p>4.800862297296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3.28137809815" calcext:value-type="float">
            <text:p>183.28137809815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formula="of:=LN([.B4])" office:value-type="float" office:value="5.21102255720334" calcext:value-type="float">
            <text:p>5.211022557203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6.561207372775" calcext:value-type="float">
            <text:p>246.561207372775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table:formula="of:=LN([.B5])" office:value-type="float" office:value="5.50761026843188" calcext:value-type="float">
            <text:p>5.507610268431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7.609313916007" calcext:value-type="float">
            <text:p>307.609313916007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table:formula="of:=LN([.B6])" office:value-type="float" office:value="5.7288305164839" calcext:value-type="float">
            <text:p>5.72883051648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4.615887037579" calcext:value-type="float">
            <text:p>364.615887037579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formula="of:=LN([.B7])" office:value-type="float" office:value="5.8988444351778" calcext:value-type="float">
            <text:p>5.89884443517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7.062681057065" calcext:value-type="float">
            <text:p>417.062681057065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table:formula="of:=LN([.B8])" office:value-type="float" office:value="6.03323652478827" calcext:value-type="float">
            <text:p>6.033236524788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5.010025396895" calcext:value-type="float">
            <text:p>465.010025396895</text:p>
          </table:table-cell>
          <table:table-cell table:number-columns-repeated="13"/>
          <table:table-cell office:value-type="float" office:value="11" calcext:value-type="float">
            <text:p>11</text:p>
          </table:table-cell>
          <table:table-cell table:formula="of:=LN([.B9])" office:value-type="float" office:value="6.14205896534827" calcext:value-type="float">
            <text:p>6.142058965348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8.698003952465" calcext:value-type="float">
            <text:p>508.698003952465</text:p>
          </table:table-cell>
          <table:table-cell table:number-columns-repeated="13"/>
          <table:table-cell office:value-type="float" office:value="12" calcext:value-type="float">
            <text:p>12</text:p>
          </table:table-cell>
          <table:table-cell table:formula="of:=LN([.B10])" office:value-type="float" office:value="6.23185452800043" calcext:value-type="float">
            <text:p>6.231854528000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48.3998993007" calcext:value-type="float">
            <text:p>548.3998993007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 table:formula="of:=LN([.B11])" office:value-type="float" office:value="6.30700476406433" calcext:value-type="float">
            <text:p>6.307004764064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4.392820292548" calcext:value-type="float">
            <text:p>584.392820292548</text:p>
          </table:table-cell>
          <table:table-cell table:number-columns-repeated="13"/>
          <table:table-cell office:value-type="float" office:value="14" calcext:value-type="float">
            <text:p>14</text:p>
          </table:table-cell>
          <table:table-cell table:formula="of:=LN([.B12])" office:value-type="float" office:value="6.37057339419626" calcext:value-type="float">
            <text:p>6.370573394196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6.958729948979" calcext:value-type="float">
            <text:p>616.958729948979</text:p>
          </table:table-cell>
          <table:table-cell table:number-columns-repeated="13"/>
          <table:table-cell office:value-type="float" office:value="15" calcext:value-type="float">
            <text:p>15</text:p>
          </table:table-cell>
          <table:table-cell table:formula="of:=LN([.B13])" office:value-type="float" office:value="6.42480213341702" calcext:value-type="float">
            <text:p>6.424802133417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6.384025234808" calcext:value-type="float">
            <text:p>646.384025234808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table:formula="of:=LN([.B14])" office:value-type="float" office:value="6.47139379346525" calcext:value-type="float">
            <text:p>6.471393793465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72.953747441899" calcext:value-type="float">
            <text:p>672.953747441899</text:p>
          </table:table-cell>
          <table:table-cell table:number-columns-repeated="13"/>
          <table:table-cell office:value-type="float" office:value="17" calcext:value-type="float">
            <text:p>17</text:p>
          </table:table-cell>
          <table:table-cell table:formula="of:=LN([.B15])" office:value-type="float" office:value="6.51167660134228" calcext:value-type="float">
            <text:p>6.511676601342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96.944021791363" calcext:value-type="float">
            <text:p>696.944021791363</text:p>
          </table:table-cell>
          <table:table-cell table:number-columns-repeated="13"/>
          <table:table-cell office:value-type="float" office:value="18" calcext:value-type="float">
            <text:p>18</text:p>
          </table:table-cell>
          <table:table-cell table:formula="of:=LN([.B16])" office:value-type="float" office:value="6.54670509446691" calcext:value-type="float">
            <text:p>6.5467050944669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18.615711746635" calcext:value-type="float">
            <text:p>718.615711746635</text:p>
          </table:table-cell>
          <table:table-cell table:number-columns-repeated="13"/>
          <table:table-cell office:value-type="float" office:value="19" calcext:value-type="float">
            <text:p>19</text:p>
          </table:table-cell>
          <table:table-cell table:formula="of:=LN([.B17])" office:value-type="float" office:value="6.5773267388248" calcext:value-type="float">
            <text:p>6.57732673882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38.210399444655" calcext:value-type="float">
            <text:p>738.210399444655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formula="of:=LN([.B18])" office:value-type="float" office:value="6.60422887806732" calcext:value-type="float">
            <text:p>6.604228878067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55.948628531232" calcext:value-type="float">
            <text:p>755.948628531232</text:p>
          </table:table-cell>
          <table:table-cell table:number-columns-repeated="13"/>
          <table:table-cell office:value-type="float" office:value="21" calcext:value-type="float">
            <text:p>21</text:p>
          </table:table-cell>
          <table:table-cell table:formula="of:=LN([.B19])" office:value-type="float" office:value="6.62797342219245" calcext:value-type="float">
            <text:p>6.627973422192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72.028441946264" calcext:value-type="float">
            <text:p>772.028441946264</text:p>
          </table:table-cell>
          <table:table-cell table:number-columns-repeated="13"/>
          <table:table-cell office:value-type="float" office:value="22" calcext:value-type="float">
            <text:p>22</text:p>
          </table:table-cell>
          <table:table-cell table:formula="of:=LN([.B20])" office:value-type="float" office:value="6.64902139124544" calcext:value-type="float">
            <text:p>6.649021391245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86.630119123613" calcext:value-type="float">
            <text:p>786.630119123613</text:p>
          </table:table-cell>
          <table:table-cell table:number-columns-repeated="13"/>
          <table:table-cell office:value-type="float" office:value="23" calcext:value-type="float">
            <text:p>23</text:p>
          </table:table-cell>
          <table:table-cell table:formula="of:=LN([.B21])" office:value-type="float" office:value="6.66775814953114" calcext:value-type="float">
            <text:p>6.667758149531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99.915426113292" calcext:value-type="float">
            <text:p>799.915426113292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table:formula="of:=LN([.B22])" office:value-type="float" office:value="6.68450600472107" calcext:value-type="float">
            <text:p>6.684506004721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12.040296550974" calcext:value-type="float">
            <text:p>812.040296550974</text:p>
          </table:table-cell>
          <table:table-cell table:number-columns-repeated="13"/>
          <table:table-cell office:value-type="float" office:value="25" calcext:value-type="float">
            <text:p>25</text:p>
          </table:table-cell>
          <table:table-cell table:formula="of:=LN([.B23])" office:value-type="float" office:value="6.69954996522464" calcext:value-type="float">
            <text:p>6.699549965224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22.975715851704" calcext:value-type="float">
            <text:p>822.975715851704</text:p>
          </table:table-cell>
          <table:table-cell table:number-columns-repeated="13"/>
          <table:table-cell office:value-type="float" office:value="26" calcext:value-type="float">
            <text:p>26</text:p>
          </table:table-cell>
          <table:table-cell table:formula="of:=LN([.B24])" office:value-type="float" office:value="6.71292669337868" calcext:value-type="float">
            <text:p>6.712926693378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32.252202089699" calcext:value-type="float">
            <text:p>832.252202089699</text:p>
          </table:table-cell>
          <table:table-cell table:number-columns-repeated="13"/>
          <table:table-cell office:value-type="float" office:value="27" calcext:value-type="float">
            <text:p>27</text:p>
          </table:table-cell>
          <table:table-cell table:formula="of:=LN([.B25])" office:value-type="float" office:value="6.724135522399" calcext:value-type="float">
            <text:p>6.72413552239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40.422638629751" calcext:value-type="float">
            <text:p>840.422638629751</text:p>
          </table:table-cell>
          <table:table-cell table:number-columns-repeated="13"/>
          <table:table-cell office:value-type="float" office:value="28" calcext:value-type="float">
            <text:p>28</text:p>
          </table:table-cell>
          <table:table-cell table:formula="of:=LN([.B26])" office:value-type="float" office:value="6.73390490653015" calcext:value-type="float">
            <text:p>6.733904906530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63.772491996586" calcext:value-type="float">
            <text:p>863.772491996586</text:p>
          </table:table-cell>
          <table:table-cell table:number-columns-repeated="13"/>
          <table:table-cell office:value-type="float" office:value="29" calcext:value-type="float">
            <text:p>29</text:p>
          </table:table-cell>
          <table:table-cell table:formula="of:=LN([.B27])" office:value-type="float" office:value="6.76130941468101" calcext:value-type="float">
            <text:p>6.761309414681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61.561589078836" calcext:value-type="float">
            <text:p>861.561589078836</text:p>
          </table:table-cell>
          <table:table-cell table:number-columns-repeated="13"/>
          <table:table-cell office:value-type="float" office:value="30" calcext:value-type="float">
            <text:p>30</text:p>
          </table:table-cell>
          <table:table-cell table:formula="of:=LN([.B28])" office:value-type="float" office:value="6.75874654392785" calcext:value-type="float">
            <text:p>6.7587465439278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20.195814429324" calcext:value-type="float">
            <text:p>820.195814429324</text:p>
          </table:table-cell>
          <table:table-cell table:number-columns-repeated="13"/>
          <table:table-cell office:value-type="float" office:value="31" calcext:value-type="float">
            <text:p>31</text:p>
          </table:table-cell>
          <table:table-cell table:formula="of:=LN([.B29])" office:value-type="float" office:value="6.70954310983512" calcext:value-type="float">
            <text:p>6.709543109835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63.571778546228" calcext:value-type="float">
            <text:p>563.571778546228</text:p>
          </table:table-cell>
          <table:table-cell table:number-columns-repeated="13"/>
          <table:table-cell office:value-type="float" office:value="32" calcext:value-type="float">
            <text:p>32</text:p>
          </table:table-cell>
          <table:table-cell table:formula="of:=LN([.B30])" office:value-type="float" office:value="6.33429470521904" calcext:value-type="float">
            <text:p>6.334294705219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46.72992787423" calcext:value-type="float">
            <text:p>1346.72992787423</text:p>
          </table:table-cell>
          <table:table-cell table:number-columns-repeated="13"/>
          <table:table-cell office:value-type="float" office:value="33" calcext:value-type="float">
            <text:p>33</text:p>
          </table:table-cell>
          <table:table-cell table:formula="of:=LN([.B31])" office:value-type="float" office:value="7.20543465732797" calcext:value-type="float">
            <text:p>7.2054346573279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06.44850160105" calcext:value-type="float">
            <text:p>1306.44850160105</text:p>
          </table:table-cell>
          <table:table-cell table:number-columns-repeated="13"/>
          <table:table-cell office:value-type="float" office:value="34" calcext:value-type="float">
            <text:p>34</text:p>
          </table:table-cell>
          <table:table-cell table:formula="of:=LN([.B32])" office:value-type="float" office:value="7.17506766711609" calcext:value-type="float">
            <text:p>7.1750676671160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324.6434070568" calcext:value-type="float">
            <text:p>10324.6434070568</text:p>
          </table:table-cell>
          <table:table-cell table:number-columns-repeated="13"/>
          <table:table-cell office:value-type="float" office:value="35" calcext:value-type="float">
            <text:p>35</text:p>
          </table:table-cell>
          <table:table-cell table:formula="of:=LN([.B33])" office:value-type="float" office:value="9.24228888038602" calcext:value-type="float">
            <text:p>9.2422888803860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4100.800899638" calcext:value-type="float">
            <text:p>174100.800899638</text:p>
          </table:table-cell>
          <table:table-cell table:number-columns-repeated="13"/>
          <table:table-cell office:value-type="float" office:value="36" calcext:value-type="float">
            <text:p>36</text:p>
          </table:table-cell>
          <table:table-cell table:formula="of:=LN([.B34])" office:value-type="float" office:value="12.0673897259734" calcext:value-type="float">
            <text:p>12.06738972597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83419.553507599" calcext:value-type="float">
            <text:p>683419.553507599</text:p>
          </table:table-cell>
          <table:table-cell table:number-columns-repeated="13"/>
          <table:table-cell office:value-type="float" office:value="37" calcext:value-type="float">
            <text:p>37</text:p>
          </table:table-cell>
          <table:table-cell table:formula="of:=LN([.B35])" office:value-type="float" office:value="13.4348642303518" calcext:value-type="float">
            <text:p>13.43486423035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25568.81312732" calcext:value-type="float">
            <text:p>1825568.81312732</text:p>
          </table:table-cell>
          <table:table-cell table:number-columns-repeated="13"/>
          <table:table-cell office:value-type="float" office:value="38" calcext:value-type="float">
            <text:p>38</text:p>
          </table:table-cell>
          <table:table-cell table:formula="of:=LN([.B36])" office:value-type="float" office:value="14.417402174863" calcext:value-type="float">
            <text:p>14.41740217486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47774.235054811" calcext:value-type="float">
            <text:p>447774.235054811</text:p>
          </table:table-cell>
          <table:table-cell table:number-columns-repeated="13"/>
          <table:table-cell office:value-type="float" office:value="39" calcext:value-type="float">
            <text:p>39</text:p>
          </table:table-cell>
          <table:table-cell table:formula="of:=LN([.B37])" office:value-type="float" office:value="13.0120444447671" calcext:value-type="float">
            <text:p>13.012044444767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18487.15070725" calcext:value-type="float">
            <text:p>7018487.15070725</text:p>
          </table:table-cell>
          <table:table-cell table:number-columns-repeated="13"/>
          <table:table-cell office:value-type="float" office:value="40" calcext:value-type="float">
            <text:p>40</text:p>
          </table:table-cell>
          <table:table-cell table:formula="of:=LN([.B38])" office:value-type="float" office:value="15.7640582471801" calcext:value-type="float">
            <text:p>15.76405824718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8888751.917999" calcext:value-type="float">
            <text:p>108888751.917999</text:p>
          </table:table-cell>
          <table:table-cell table:number-columns-repeated="13"/>
          <table:table-cell office:value-type="float" office:value="41" calcext:value-type="float">
            <text:p>41</text:p>
          </table:table-cell>
          <table:table-cell table:formula="of:=LN([.B39])" office:value-type="float" office:value="18.505837294396" calcext:value-type="float">
            <text:p>18.50583729439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28994814.677794" calcext:value-type="float">
            <text:p>728994814.677794</text:p>
          </table:table-cell>
          <table:table-cell table:number-columns-repeated="13"/>
          <table:table-cell office:value-type="float" office:value="42" calcext:value-type="float">
            <text:p>42</text:p>
          </table:table-cell>
          <table:table-cell table:formula="of:=LN([.B40])" office:value-type="float" office:value="20.4071771770228" calcext:value-type="float">
            <text:p>20.407177177022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13335491.486445" calcext:value-type="float">
            <text:p>613335491.486445</text:p>
          </table:table-cell>
          <table:table-cell table:number-columns-repeated="13"/>
          <table:table-cell office:value-type="float" office:value="43" calcext:value-type="float">
            <text:p>43</text:p>
          </table:table-cell>
          <table:table-cell table:formula="of:=LN([.B41])" office:value-type="float" office:value="20.2344226386209" calcext:value-type="float">
            <text:p>20.234422638620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480647124.032" calcext:value-type="float">
            <text:p>10480647124.032</text:p>
          </table:table-cell>
          <table:table-cell table:number-columns-repeated="13"/>
          <table:table-cell office:value-type="float" office:value="44" calcext:value-type="float">
            <text:p>44</text:p>
          </table:table-cell>
          <table:table-cell table:formula="of:=LN([.B42])" office:value-type="float" office:value="23.0727962624093" calcext:value-type="float">
            <text:p>23.072796262409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99972905.378681" calcext:value-type="float">
            <text:p>999972905.378681</text:p>
          </table:table-cell>
          <table:table-cell table:number-columns-repeated="13"/>
          <table:table-cell office:value-type="float" office:value="45" calcext:value-type="float">
            <text:p>45</text:p>
          </table:table-cell>
          <table:table-cell table:formula="of:=LN([.B43])" office:value-type="float" office:value="20.723238741958" calcext:value-type="float">
            <text:p>20.72323874195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7119034815.188" calcext:value-type="float">
            <text:p>207119034815.188</text:p>
          </table:table-cell>
          <table:table-cell table:number-columns-repeated="13"/>
          <table:table-cell office:value-type="float" office:value="46" calcext:value-type="float">
            <text:p>46</text:p>
          </table:table-cell>
          <table:table-cell table:formula="of:=LN([.B44])" office:value-type="float" office:value="26.0565595123517" calcext:value-type="float">
            <text:p>26.056559512351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2924015474.77" calcext:value-type="float">
            <text:p>52924015474.77</text:p>
          </table:table-cell>
          <table:table-cell table:number-columns-repeated="13"/>
          <table:table-cell office:value-type="float" office:value="47" calcext:value-type="float">
            <text:p>47</text:p>
          </table:table-cell>
          <table:table-cell table:formula="of:=LN([.B45])" office:value-type="float" office:value="24.6921230515226" calcext:value-type="float">
            <text:p>24.69212305152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805230893620.7" calcext:value-type="float">
            <text:p>3805230893620.7</text:p>
          </table:table-cell>
          <table:table-cell table:number-columns-repeated="13"/>
          <table:table-cell office:value-type="float" office:value="48" calcext:value-type="float">
            <text:p>48</text:p>
          </table:table-cell>
          <table:table-cell table:formula="of:=LN([.B46])" office:value-type="float" office:value="28.967397787036" calcext:value-type="float">
            <text:p>28.96739778703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639139256390.43" calcext:value-type="float">
            <text:p>4639139256390.43</text:p>
          </table:table-cell>
          <table:table-cell table:number-columns-repeated="13"/>
          <table:table-cell office:value-type="float" office:value="49" calcext:value-type="float">
            <text:p>49</text:p>
          </table:table-cell>
          <table:table-cell table:formula="of:=LN([.B47])" office:value-type="float" office:value="29.1655499598702" calcext:value-type="float">
            <text:p>29.16554995987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09526801227.96" calcext:value-type="float">
            <text:p>4709526801227.96</text:p>
          </table:table-cell>
          <table:table-cell table:number-columns-repeated="13"/>
          <table:table-cell office:value-type="float" office:value="50" calcext:value-type="float">
            <text:p>50</text:p>
          </table:table-cell>
          <table:table-cell table:formula="of:=LN([.B48])" office:value-type="float" office:value="29.1806085520792" calcext:value-type="float">
            <text:p>29.18060855207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7997193721333" calcext:value-type="float">
            <text:p>177997193721333</text:p>
          </table:table-cell>
          <table:table-cell table:number-columns-repeated="13"/>
          <table:table-cell office:value-type="float" office:value="51" calcext:value-type="float">
            <text:p>51</text:p>
          </table:table-cell>
          <table:table-cell table:formula="of:=LN([.B49])" office:value-type="float" office:value="32.8127889004859" calcext:value-type="float">
            <text:p>32.812788900485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6663095544191" calcext:value-type="float">
            <text:p>146663095544191</text:p>
          </table:table-cell>
          <table:table-cell table:number-columns-repeated="13"/>
          <table:table-cell office:value-type="float" office:value="52" calcext:value-type="float">
            <text:p>52</text:p>
          </table:table-cell>
          <table:table-cell table:formula="of:=LN([.B50])" office:value-type="float" office:value="32.619159205314" calcext:value-type="float">
            <text:p>32.61915920531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67789862792040" calcext:value-type="float">
            <text:p>1467789862792040</text:p>
          </table:table-cell>
          <table:table-cell table:number-columns-repeated="13"/>
          <table:table-cell office:value-type="float" office:value="53" calcext:value-type="float">
            <text:p>53</text:p>
          </table:table-cell>
          <table:table-cell table:formula="of:=LN([.B51])" office:value-type="float" office:value="34.9225341696197" calcext:value-type="float">
            <text:p>34.922534169619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06985595418019" calcext:value-type="float">
            <text:p>2006985595418019</text:p>
          </table:table-cell>
          <table:table-cell table:number-columns-repeated="13"/>
          <table:table-cell office:value-type="float" office:value="54" calcext:value-type="float">
            <text:p>54</text:p>
          </table:table-cell>
          <table:table-cell table:formula="of:=LN([.B52])" office:value-type="float" office:value="35.2354102875282" calcext:value-type="float">
            <text:p>35.235410287528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.20850253021423E+016" calcext:value-type="float">
            <text:p>3.20850253021423E+016</text:p>
          </table:table-cell>
          <table:table-cell table:number-columns-repeated="13"/>
          <table:table-cell office:value-type="float" office:value="55" calcext:value-type="float">
            <text:p>55</text:p>
          </table:table-cell>
          <table:table-cell table:formula="of:=LN([.B53])" office:value-type="float" office:value="38.0071658147101" calcext:value-type="float">
            <text:p>38.00716581471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1362715082878E+017" calcext:value-type="float">
            <text:p>1.1362715082878E+017</text:p>
          </table:table-cell>
          <table:table-cell table:number-columns-repeated="13"/>
          <table:table-cell office:value-type="float" office:value="56" calcext:value-type="float">
            <text:p>56</text:p>
          </table:table-cell>
          <table:table-cell table:formula="of:=LN([.B54])" office:value-type="float" office:value="39.2716988764154" calcext:value-type="float">
            <text:p>39.271698876415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.62547961001509E+017" calcext:value-type="float">
            <text:p>9.62547961001509E+017</text:p>
          </table:table-cell>
          <table:table-cell table:number-columns-repeated="13"/>
          <table:table-cell office:value-type="float" office:value="57" calcext:value-type="float">
            <text:p>57</text:p>
          </table:table-cell>
          <table:table-cell table:formula="of:=LN([.B55])" office:value-type="float" office:value="41.4083602894431" calcext:value-type="float">
            <text:p>41.408360289443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.79351557866391E+018" calcext:value-type="float">
            <text:p>3.79351557866391E+018</text:p>
          </table:table-cell>
          <table:table-cell table:number-columns-repeated="13"/>
          <table:table-cell office:value-type="float" office:value="58" calcext:value-type="float">
            <text:p>58</text:p>
          </table:table-cell>
          <table:table-cell table:formula="of:=LN([.B56])" office:value-type="float" office:value="42.7798248563534" calcext:value-type="float">
            <text:p>42.779824856353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83851843261826E+018" calcext:value-type="float">
            <text:p>1.83851843261826E+018</text:p>
          </table:table-cell>
          <table:table-cell table:number-columns-repeated="13"/>
          <table:table-cell office:value-type="float" office:value="59" calcext:value-type="float">
            <text:p>59</text:p>
          </table:table-cell>
          <table:table-cell table:formula="of:=LN([.B57])" office:value-type="float" office:value="42.0554917215024" calcext:value-type="float">
            <text:p>42.055491721502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.7567568305221E+018" calcext:value-type="float">
            <text:p>4.7567568305221E+018</text:p>
          </table:table-cell>
          <table:table-cell table:number-columns-repeated="13"/>
          <table:table-cell office:value-type="float" office:value="60" calcext:value-type="float">
            <text:p>60</text:p>
          </table:table-cell>
          <table:table-cell table:formula="of:=LN([.B58])" office:value-type="float" office:value="43.0060977717942" calcext:value-type="float">
            <text:p>43.006097771794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19036690448358E+020" calcext:value-type="float">
            <text:p>1.19036690448358E+020</text:p>
          </table:table-cell>
          <table:table-cell table:number-columns-repeated="13"/>
          <table:table-cell office:value-type="float" office:value="61" calcext:value-type="float">
            <text:p>61</text:p>
          </table:table-cell>
          <table:table-cell table:formula="of:=LN([.B59])" office:value-type="float" office:value="46.225963442578" calcext:value-type="float">
            <text:p>46.22596344257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.94925905647223E+020" calcext:value-type="float">
            <text:p>5.94925905647223E+020</text:p>
          </table:table-cell>
          <table:table-cell table:number-columns-repeated="13"/>
          <table:table-cell office:value-type="float" office:value="62" calcext:value-type="float">
            <text:p>62</text:p>
          </table:table-cell>
          <table:table-cell table:formula="of:=LN([.B60])" office:value-type="float" office:value="47.8349685433602" calcext:value-type="float">
            <text:p>47.83496854336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.92718802473256E+020" calcext:value-type="float">
            <text:p>7.92718802473256E+020</text:p>
          </table:table-cell>
          <table:table-cell table:number-columns-repeated="13"/>
          <table:table-cell office:value-type="float" office:value="63" calcext:value-type="float">
            <text:p>63</text:p>
          </table:table-cell>
          <table:table-cell table:formula="of:=LN([.B61])" office:value-type="float" office:value="48.1220002329869" calcext:value-type="float">
            <text:p>48.12200023298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84926861969658E+021" calcext:value-type="float">
            <text:p>1.84926861969658E+021</text:p>
          </table:table-cell>
          <table:table-cell table:number-columns-repeated="13"/>
          <table:table-cell office:value-type="float" office:value="64" calcext:value-type="float">
            <text:p>64</text:p>
          </table:table-cell>
          <table:table-cell table:formula="of:=LN([.B62])" office:value-type="float" office:value="48.9690771730929" calcext:value-type="float">
            <text:p>48.969077173092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11996328325819E+022" calcext:value-type="float">
            <text:p>1.11996328325819E+022</text:p>
          </table:table-cell>
          <table:table-cell table:number-columns-repeated="13"/>
          <table:table-cell office:value-type="float" office:value="65" calcext:value-type="float">
            <text:p>65</text:p>
          </table:table-cell>
          <table:table-cell table:formula="of:=LN([.B63])" office:value-type="float" office:value="50.7701679478335" calcext:value-type="float">
            <text:p>50.770167947833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.89663416062712E+021" calcext:value-type="float">
            <text:p>6.89663416062712E+021</text:p>
          </table:table-cell>
          <table:table-cell table:number-columns-repeated="13"/>
          <table:table-cell office:value-type="float" office:value="66" calcext:value-type="float">
            <text:p>66</text:p>
          </table:table-cell>
          <table:table-cell table:formula="of:=LN([.B64])" office:value-type="float" office:value="50.285320442656" calcext:value-type="float">
            <text:p>50.28532044265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78385545625291E+023" calcext:value-type="float">
            <text:p>1.78385545625291E+023</text:p>
          </table:table-cell>
          <table:table-cell table:number-columns-repeated="13"/>
          <table:table-cell office:value-type="float" office:value="67" calcext:value-type="float">
            <text:p>67</text:p>
          </table:table-cell>
          <table:table-cell table:formula="of:=LN([.B65])" office:value-type="float" office:value="53.5382341474586" calcext:value-type="float">
            <text:p>53.538234147458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10071176472563E+024" calcext:value-type="float">
            <text:p>1.10071176472563E+024</text:p>
          </table:table-cell>
          <table:table-cell table:number-columns-repeated="13"/>
          <table:table-cell office:value-type="float" office:value="68" calcext:value-type="float">
            <text:p>68</text:p>
          </table:table-cell>
          <table:table-cell table:formula="of:=LN([.B66])" office:value-type="float" office:value="55.3579992612506" calcext:value-type="float">
            <text:p>55.357999261250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.59598770415439E+023" calcext:value-type="float">
            <text:p>3.59598770415439E+023</text:p>
          </table:table-cell>
          <table:table-cell table:number-columns-repeated="13"/>
          <table:table-cell office:value-type="float" office:value="69" calcext:value-type="float">
            <text:p>69</text:p>
          </table:table-cell>
          <table:table-cell table:formula="of:=LN([.B67])" office:value-type="float" office:value="54.2392758361547" calcext:value-type="float">
            <text:p>54.239275836154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47586701578684E+024" calcext:value-type="float">
            <text:p>3.47586701578684E+024</text:p>
          </table:table-cell>
          <table:table-cell table:number-columns-repeated="13"/>
          <table:table-cell office:value-type="float" office:value="70" calcext:value-type="float">
            <text:p>70</text:p>
          </table:table-cell>
          <table:table-cell table:formula="of:=LN([.B68])" office:value-type="float" office:value="56.5078861806995" calcext:value-type="float">
            <text:p>56.507886180699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.64067197891882E+025" calcext:value-type="float">
            <text:p>3.64067197891882E+025</text:p>
          </table:table-cell>
          <table:table-cell table:number-columns-repeated="13"/>
          <table:table-cell office:value-type="float" office:value="71" calcext:value-type="float">
            <text:p>71</text:p>
          </table:table-cell>
          <table:table-cell table:formula="of:=LN([.B69])" office:value-type="float" office:value="58.8567955990546" calcext:value-type="float">
            <text:p>58.856795599054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.56681862484058E+025" calcext:value-type="float">
            <text:p>9.56681862484058E+025</text:p>
          </table:table-cell>
          <table:table-cell table:number-columns-repeated="13"/>
          <table:table-cell office:value-type="float" office:value="72" calcext:value-type="float">
            <text:p>72</text:p>
          </table:table-cell>
          <table:table-cell table:formula="of:=LN([.B70])" office:value-type="float" office:value="59.8229280429521" calcext:value-type="float">
            <text:p>59.822928042952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.36625028665511E+026" calcext:value-type="float">
            <text:p>9.36625028665511E+026</text:p>
          </table:table-cell>
          <table:table-cell table:number-columns-repeated="13"/>
          <table:table-cell office:value-type="float" office:value="73" calcext:value-type="float">
            <text:p>73</text:p>
          </table:table-cell>
          <table:table-cell table:formula="of:=LN([.B71])" office:value-type="float" office:value="62.1043252511467" calcext:value-type="float">
            <text:p>62.104325251146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.09870085219641E+027" calcext:value-type="float">
            <text:p>8.09870085219641E+027</text:p>
          </table:table-cell>
          <table:table-cell table:number-columns-repeated="13"/>
          <table:table-cell office:value-type="float" office:value="74" calcext:value-type="float">
            <text:p>74</text:p>
          </table:table-cell>
          <table:table-cell table:formula="of:=LN([.B72])" office:value-type="float" office:value="64.2615011710363" calcext:value-type="float">
            <text:p>64.261501171036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.76371653658127E+028" calcext:value-type="float">
            <text:p>2.76371653658127E+028</text:p>
          </table:table-cell>
          <table:table-cell table:number-columns-repeated="13"/>
          <table:table-cell office:value-type="float" office:value="75" calcext:value-type="float">
            <text:p>75</text:p>
          </table:table-cell>
          <table:table-cell table:formula="of:=LN([.B73])" office:value-type="float" office:value="65.4889589489735" calcext:value-type="float">
            <text:p>65.488958948973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64860410139978E+029" calcext:value-type="float">
            <text:p>1.64860410139978E+029</text:p>
          </table:table-cell>
          <table:table-cell table:number-columns-repeated="13"/>
          <table:table-cell office:value-type="float" office:value="76" calcext:value-type="float">
            <text:p>76</text:p>
          </table:table-cell>
          <table:table-cell table:formula="of:=LN([.B74])" office:value-type="float" office:value="67.2748966275289" calcext:value-type="float">
            <text:p>67.274896627528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59955955875961E+029" calcext:value-type="float">
            <text:p>1.59955955875961E+029</text:p>
          </table:table-cell>
          <table:table-cell table:number-columns-repeated="13"/>
          <table:table-cell office:value-type="float" office:value="77" calcext:value-type="float">
            <text:p>77</text:p>
          </table:table-cell>
          <table:table-cell table:formula="of:=LN([.B75])" office:value-type="float" office:value="67.2446960124025" calcext:value-type="float">
            <text:p>67.24469601240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52646395255463E+029" calcext:value-type="float">
            <text:p>1.52646395255463E+029</text:p>
          </table:table-cell>
          <table:table-cell table:number-columns-repeated="13"/>
          <table:table-cell office:value-type="float" office:value="78" calcext:value-type="float">
            <text:p>78</text:p>
          </table:table-cell>
          <table:table-cell table:formula="of:=LN([.B76])" office:value-type="float" office:value="67.1979216152995" calcext:value-type="float">
            <text:p>67.197921615299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.04928324078725E+029" calcext:value-type="float">
            <text:p>8.04928324078725E+029</text:p>
          </table:table-cell>
          <table:table-cell table:number-columns-repeated="13"/>
          <table:table-cell office:value-type="float" office:value="79" calcext:value-type="float">
            <text:p>79</text:p>
          </table:table-cell>
          <table:table-cell table:formula="of:=LN([.B77])" office:value-type="float" office:value="68.8605507458821" calcext:value-type="float">
            <text:p>68.86055074588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11009826682196E+031" calcext:value-type="float">
            <text:p>1.11009826682196E+031</text:p>
          </table:table-cell>
          <table:table-cell table:number-columns-repeated="13"/>
          <table:table-cell office:value-type="float" office:value="80" calcext:value-type="float">
            <text:p>80</text:p>
          </table:table-cell>
          <table:table-cell table:formula="of:=LN([.B78])" office:value-type="float" office:value="71.4845864228897" calcext:value-type="float">
            <text:p>71.484586422889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.49910927788271E+031" calcext:value-type="float">
            <text:p>3.49910927788271E+031</text:p>
          </table:table-cell>
          <table:table-cell table:number-columns-repeated="13"/>
          <table:table-cell office:value-type="float" office:value="81" calcext:value-type="float">
            <text:p>81</text:p>
          </table:table-cell>
          <table:table-cell table:formula="of:=LN([.B79])" office:value-type="float" office:value="72.6326463268887" calcext:value-type="float">
            <text:p>72.632646326888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0871636574182E+032" calcext:value-type="float">
            <text:p>1.0871636574182E+032</text:p>
          </table:table-cell>
          <table:table-cell table:number-columns-repeated="13"/>
          <table:table-cell office:value-type="float" office:value="82" calcext:value-type="float">
            <text:p>82</text:p>
          </table:table-cell>
          <table:table-cell table:formula="of:=LN([.B80])" office:value-type="float" office:value="73.7662951314181" calcext:value-type="float">
            <text:p>73.766295131418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.6030650205088E+032" calcext:value-type="float">
            <text:p>9.6030650205088E+032</text:p>
          </table:table-cell>
          <table:table-cell table:number-columns-repeated="13"/>
          <table:table-cell office:value-type="float" office:value="83" calcext:value-type="float">
            <text:p>83</text:p>
          </table:table-cell>
          <table:table-cell table:formula="of:=LN([.B81])" office:value-type="float" office:value="75.9448052962962" calcext:value-type="float">
            <text:p>75.944805296296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.18566835052884E+033" calcext:value-type="float">
            <text:p>2.18566835052884E+033</text:p>
          </table:table-cell>
          <table:table-cell table:number-columns-repeated="13"/>
          <table:table-cell office:value-type="float" office:value="84" calcext:value-type="float">
            <text:p>84</text:p>
          </table:table-cell>
          <table:table-cell table:formula="of:=LN([.B82])" office:value-type="float" office:value="76.7672297318278" calcext:value-type="float">
            <text:p>76.767229731827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.36915547851439E+034" calcext:value-type="float">
            <text:p>2.36915547851439E+034</text:p>
          </table:table-cell>
          <table:table-cell table:number-columns-repeated="13"/>
          <table:table-cell office:value-type="float" office:value="85" calcext:value-type="float">
            <text:p>85</text:p>
          </table:table-cell>
          <table:table-cell table:formula="of:=LN([.B83])" office:value-type="float" office:value="79.1504267152615" calcext:value-type="float">
            <text:p>79.150426715261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.19485458916599E+034" calcext:value-type="float">
            <text:p>9.19485458916599E+034</text:p>
          </table:table-cell>
          <table:table-cell table:number-columns-repeated="13"/>
          <table:table-cell office:value-type="float" office:value="86" calcext:value-type="float">
            <text:p>86</text:p>
          </table:table-cell>
          <table:table-cell table:formula="of:=LN([.B84])" office:value-type="float" office:value="80.5065372056087" calcext:value-type="float">
            <text:p>80.506537205608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.64613260293007E+035" calcext:value-type="float">
            <text:p>2.64613260293007E+035</text:p>
          </table:table-cell>
          <table:table-cell table:number-columns-repeated="13"/>
          <table:table-cell office:value-type="float" office:value="87" calcext:value-type="float">
            <text:p>87</text:p>
          </table:table-cell>
          <table:table-cell table:formula="of:=LN([.B85])" office:value-type="float" office:value="81.5635774337147" calcext:value-type="float">
            <text:p>81.563577433714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.05647628492678E+035" calcext:value-type="float">
            <text:p>9.05647628492678E+035</text:p>
          </table:table-cell>
          <table:table-cell table:number-columns-repeated="13"/>
          <table:table-cell office:value-type="float" office:value="88" calcext:value-type="float">
            <text:p>88</text:p>
          </table:table-cell>
          <table:table-cell table:formula="of:=LN([.B86])" office:value-type="float" office:value="82.7939583681697" calcext:value-type="float">
            <text:p>82.793958368169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.12486772223229E+036" calcext:value-type="float">
            <text:p>4.12486772223229E+036</text:p>
          </table:table-cell>
          <table:table-cell table:number-columns-repeated="13"/>
          <table:table-cell office:value-type="float" office:value="89" calcext:value-type="float">
            <text:p>89</text:p>
          </table:table-cell>
          <table:table-cell table:formula="of:=LN([.B87])" office:value-type="float" office:value="84.3100972997205" calcext:value-type="float">
            <text:p>84.310097299720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.27255821551407E+036" calcext:value-type="float">
            <text:p>9.27255821551407E+036</text:p>
          </table:table-cell>
          <table:table-cell table:number-columns-repeated="13"/>
          <table:table-cell office:value-type="float" office:value="90" calcext:value-type="float">
            <text:p>90</text:p>
          </table:table-cell>
          <table:table-cell table:formula="of:=LN([.B88])" office:value-type="float" office:value="85.1201226564451" calcext:value-type="float">
            <text:p>85.120122656445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.99588400063354E+037" calcext:value-type="float">
            <text:p>3.99588400063354E+037</text:p>
          </table:table-cell>
          <table:table-cell table:number-columns-repeated="13"/>
          <table:table-cell office:value-type="float" office:value="91" calcext:value-type="float">
            <text:p>91</text:p>
          </table:table-cell>
          <table:table-cell table:formula="of:=LN([.B89])" office:value-type="float" office:value="86.5809132722742" calcext:value-type="float">
            <text:p>86.580913272274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10576021188138E+038" calcext:value-type="float">
            <text:p>1.10576021188138E+038</text:p>
          </table:table-cell>
          <table:table-cell table:number-columns-repeated="13"/>
          <table:table-cell office:value-type="float" office:value="92" calcext:value-type="float">
            <text:p>92</text:p>
          </table:table-cell>
          <table:table-cell table:formula="of:=LN([.B90])" office:value-type="float" office:value="87.5987666067507" calcext:value-type="float">
            <text:p>87.598766606750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.09205884336094E+038" calcext:value-type="float">
            <text:p>2.09205884336094E+038</text:p>
          </table:table-cell>
          <table:table-cell table:number-columns-repeated="13"/>
          <table:table-cell office:value-type="float" office:value="93" calcext:value-type="float">
            <text:p>93</text:p>
          </table:table-cell>
          <table:table-cell table:formula="of:=LN([.B91])" office:value-type="float" office:value="88.2363822073824" calcext:value-type="float">
            <text:p>88.236382207382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.28008030363037E+039" calcext:value-type="float">
            <text:p>2.28008030363037E+039</text:p>
          </table:table-cell>
          <table:table-cell table:number-columns-repeated="13"/>
          <table:table-cell office:value-type="float" office:value="94" calcext:value-type="float">
            <text:p>94</text:p>
          </table:table-cell>
          <table:table-cell table:formula="of:=LN([.B92])" office:value-type="float" office:value="90.6250292900044" calcext:value-type="float">
            <text:p>90.625029290004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.0068629607808E+039" calcext:value-type="float">
            <text:p>3.0068629607808E+039</text:p>
          </table:table-cell>
          <table:table-cell table:number-columns-repeated="13"/>
          <table:table-cell office:value-type="float" office:value="95" calcext:value-type="float">
            <text:p>95</text:p>
          </table:table-cell>
          <table:table-cell table:formula="of:=LN([.B93])" office:value-type="float" office:value="90.9017159563339" calcext:value-type="float">
            <text:p>90.901715956333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.5699202293596E+040" calcext:value-type="float">
            <text:p>3.5699202293596E+040</text:p>
          </table:table-cell>
          <table:table-cell table:number-columns-repeated="13"/>
          <table:table-cell office:value-type="float" office:value="96" calcext:value-type="float">
            <text:p>96</text:p>
          </table:table-cell>
          <table:table-cell table:formula="of:=LN([.B94])" office:value-type="float" office:value="93.3759469705865" calcext:value-type="float">
            <text:p>93.375946970586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.49509283636533E+041" calcext:value-type="float">
            <text:p>2.49509283636533E+041</text:p>
          </table:table-cell>
          <table:table-cell table:number-columns-repeated="13"/>
          <table:table-cell office:value-type="float" office:value="97" calcext:value-type="float">
            <text:p>97</text:p>
          </table:table-cell>
          <table:table-cell table:formula="of:=LN([.B95])" office:value-type="float" office:value="95.3203147502312" calcext:value-type="float">
            <text:p>95.320314750231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.32197920036475E+040" calcext:value-type="float">
            <text:p>8.32197920036475E+040</text:p>
          </table:table-cell>
          <table:table-cell table:number-columns-repeated="13"/>
          <table:table-cell office:value-type="float" office:value="98" calcext:value-type="float">
            <text:p>98</text:p>
          </table:table-cell>
          <table:table-cell table:formula="of:=LN([.B96])" office:value-type="float" office:value="94.2223038309641" calcext:value-type="float">
            <text:p>94.222303830964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.35706077262576E+042" calcext:value-type="float">
            <text:p>2.35706077262576E+042</text:p>
          </table:table-cell>
          <table:table-cell table:number-columns-repeated="13"/>
          <table:table-cell office:value-type="float" office:value="99" calcext:value-type="float">
            <text:p>99</text:p>
          </table:table-cell>
          <table:table-cell table:formula="of:=LN([.B97])" office:value-type="float" office:value="97.5659893132603" calcext:value-type="float">
            <text:p>97.56598931326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20T10:41:36.937455765</dc:date>
    <meta:editing-duration>PT33M48S</meta:editing-duration>
    <meta:editing-cycles>2</meta:editing-cycles>
    <meta:generator>LibreOffice/7.4.2.3$Linux_X86_64 LibreOffice_project/22949782292d40bc0751a2b0b2cf40927460a4f8</meta:generator>
    <meta:document-statistic meta:table-count="1" meta:cell-count="388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F000000DF91EAE0FC84615028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5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5pt" style:font-size-asian="9pt" style:font-size-complex="9pt"/>
    </style:style>
    <style:style style:name="ch9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408cm" svg:height="18.402cm" xlink:href=".." xlink:type="simple" chart:class="chart:scatter" chart:style-name="ch1">
        <chart:title svg:x="5.833cm" svg:y="0.503cm" chart:style-name="ch2">
          <text:p>Сетка по нулям полинома Чебышева</text:p>
        </chart:title>
        <chart:plot-area chart:style-name="ch3" table:cell-range-address="non_uni.A1:non_uni.B97" svg:x="1.839cm" svg:y="2.09cm" svg:width="22.081cm" svg:height="14.623cm">
          <chart:coordinate-region svg:x="3.572cm" svg:y="2.289cm" svg:width="20.069cm" svg:height="13.777cm"/>
          <chart:axis chart:dimension="x" chart:name="primary-x" chart:style-name="ch4">
            <chart:title svg:x="10.574cm" svg:y="17.081cm" chart:style-name="ch5">
              <text:p>Количество узлов</text:p>
            </chart:title>
            <chart:grid chart:style-name="ch6" chart:class="major"/>
          </chart:axis>
          <chart:axis chart:dimension="y" chart:name="primary-y" chart:style-name="ch7">
            <chart:title svg:x="0.451cm" svg:y="14.126cm" chart:style-name="ch8">
              <text:p>Погрешность интерполяции по норме</text:p>
            </chart:title>
            <chart:grid chart:style-name="ch6" chart:class="major"/>
          </chart:axis>
          <chart:series chart:style-name="ch9" chart:values-cell-range-address="non_uni.B1:non_uni.B97" chart:class="chart:scatter">
            <chart:domain table:cell-range-address="non_uni.A1:non_uni.A97"/>
            <chart:data-point chart:repeated="9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non_uni.A1:non_uni.A97</svg:desc>
                </draw:g>
              </table:table-cell>
              <table:table-cell office:value-type="float" office:value="26.6295209121897">
                <text:p>26.6295209121897</text:p>
                <draw:g>
                  <svg:desc>non_uni.B1:non_uni.B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7.390962741657">
                <text:p>67.3909627416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21.615240811128">
                <text:p>121.615240811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83.28137809815">
                <text:p>183.281378098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246.561207372775">
                <text:p>246.5612073727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307.609313916007">
                <text:p>307.6093139160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364.615887037579">
                <text:p>364.6158870375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417.062681057065">
                <text:p>417.0626810570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465.010025396895">
                <text:p>465.0100253968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508.698003952465">
                <text:p>508.6980039524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548.3998993007">
                <text:p>548.39989930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584.392820292548">
                <text:p>584.3928202925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616.958729948979">
                <text:p>616.9587299489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646.384025234808">
                <text:p>646.3840252348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72.953747441899">
                <text:p>672.9537474418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696.944021791363">
                <text:p>696.9440217913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718.615711746635">
                <text:p>718.6157117466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738.210399444655">
                <text:p>738.2103994446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755.948628531232">
                <text:p>755.9486285312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772.028441946264">
                <text:p>772.0284419462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786.630119123613">
                <text:p>786.6301191236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799.915426113292">
                <text:p>799.9154261132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812.040296550974">
                <text:p>812.0402965509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822.975715851704">
                <text:p>822.9757158517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832.252202089699">
                <text:p>832.2522020896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840.422638629751">
                <text:p>840.4226386297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863.772491996586">
                <text:p>863.7724919965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861.561589078836">
                <text:p>861.5615890788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820.195814429324">
                <text:p>820.1958144293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563.571778546228">
                <text:p>563.571778546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1346.72992787423">
                <text:p>1346.729927874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1306.44850160105">
                <text:p>1306.448501601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10324.6434070568">
                <text:p>10324.64340705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174100.800899638">
                <text:p>174100.8008996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683419.553507599">
                <text:p>683419.5535075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1825568.81312732">
                <text:p>1825568.813127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447774.235054811">
                <text:p>447774.2350548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7018487.15070725">
                <text:p>7018487.150707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108888751.917999">
                <text:p>108888751.9179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728994814.677794">
                <text:p>728994814.6777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613335491.486445">
                <text:p>613335491.4864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10480647124.032">
                <text:p>10480647124.0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999972905.378681">
                <text:p>999972905.3786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207119034815.188">
                <text:p>207119034815.1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52924015474.77">
                <text:p>52924015474.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3805230893620.7">
                <text:p>3805230893620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4639139256390.43">
                <text:p>4639139256390.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709526801227.96">
                <text:p>4709526801227.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177997193721333">
                <text:p>177997193721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146663095544191">
                <text:p>1466630955441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1467789862792040">
                <text:p>146778986279204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2006985595418019">
                <text:p>20069855954180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3.20850253021423E+016">
                <text:p>3.20850253021423E+0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1.1362715082878E+017">
                <text:p>1.1362715082878E+0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9.62547961001509E+017">
                <text:p>9.62547961001509E+0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">
                <text:p>58</text:p>
              </table:table-cell>
              <table:table-cell office:value-type="float" office:value="3.79351557866391E+018">
                <text:p>3.79351557866391E+0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1.83851843261826E+018">
                <text:p>1.83851843261826E+0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4.7567568305221E+018">
                <text:p>4.7567568305221E+0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1.19036690448358E+020">
                <text:p>1.19036690448358E+0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5.94925905647223E+020">
                <text:p>5.94925905647223E+02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7.92718802473256E+020">
                <text:p>7.92718802473256E+0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4">
                <text:p>64</text:p>
              </table:table-cell>
              <table:table-cell office:value-type="float" office:value="1.84926861969658E+021">
                <text:p>1.84926861969658E+0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1.11996328325819E+022">
                <text:p>1.11996328325819E+0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6.89663416062712E+021">
                <text:p>6.89663416062712E+0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">
                <text:p>67</text:p>
              </table:table-cell>
              <table:table-cell office:value-type="float" office:value="1.78385545625291E+023">
                <text:p>1.78385545625291E+0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1.10071176472563E+024">
                <text:p>1.10071176472563E+0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3.59598770415439E+023">
                <text:p>3.59598770415439E+0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3.47586701578684E+024">
                <text:p>3.47586701578684E+0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3.64067197891882E+025">
                <text:p>3.64067197891882E+0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9.56681862484058E+025">
                <text:p>9.56681862484058E+0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9.36625028665511E+026">
                <text:p>9.36625028665511E+0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8.09870085219641E+027">
                <text:p>8.09870085219641E+0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2.76371653658127E+028">
                <text:p>2.76371653658127E+0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1.64860410139978E+029">
                <text:p>1.64860410139978E+0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1.59955955875961E+029">
                <text:p>1.59955955875961E+0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1.52646395255463E+029">
                <text:p>1.52646395255463E+0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8.04928324078725E+029">
                <text:p>8.04928324078725E+0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1.11009826682196E+031">
                <text:p>1.11009826682196E+0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3.49910927788271E+031">
                <text:p>3.49910927788271E+0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1.0871636574182E+032">
                <text:p>1.0871636574182E+0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9.6030650205088E+032">
                <text:p>9.6030650205088E+0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2.18566835052884E+033">
                <text:p>2.18566835052884E+0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2.36915547851439E+034">
                <text:p>2.36915547851439E+0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9.19485458916599E+034">
                <text:p>9.19485458916599E+0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2.64613260293007E+035">
                <text:p>2.64613260293007E+0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9.05647628492678E+035">
                <text:p>9.05647628492678E+0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4.12486772223229E+036">
                <text:p>4.12486772223229E+0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9.27255821551407E+036">
                <text:p>9.27255821551407E+0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3.99588400063354E+037">
                <text:p>3.99588400063354E+0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1.10576021188138E+038">
                <text:p>1.10576021188138E+0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2.09205884336094E+038">
                <text:p>2.09205884336094E+0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2.28008030363037E+039">
                <text:p>2.28008030363037E+0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3.0068629607808E+039">
                <text:p>3.0068629607808E+0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3.5699202293596E+040">
                <text:p>3.5699202293596E+04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7">
                <text:p>97</text:p>
              </table:table-cell>
              <table:table-cell office:value-type="float" office:value="2.49509283636533E+041">
                <text:p>2.49509283636533E+0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8">
                <text:p>98</text:p>
              </table:table-cell>
              <table:table-cell office:value-type="float" office:value="8.32197920036475E+040">
                <text:p>8.32197920036475E+0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2.35706077262576E+042">
                <text:p>2.35706077262576E+0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22949782292d40bc0751a2b0b2cf40927460a4f8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2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5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5pt" style:font-size-asian="9pt" style:font-size-complex="9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721cm" svg:height="18.402cm" xlink:href=".." xlink:type="simple" chart:class="chart:scatter" chart:style-name="ch1">
        <chart:title svg:x="11.603cm" svg:y="0.504cm" chart:style-name="ch2">
          <text:p>Логарифмеческий график</text:p>
        </chart:title>
        <chart:plot-area chart:style-name="ch3" table:cell-range-address="non_uni.P1:non_uni.Q97" svg:x="2.005cm" svg:y="2.185cm" svg:width="30.062cm" svg:height="14.528cm">
          <chart:coordinate-region svg:x="2.812cm" svg:y="2.384cm" svg:width="28.976cm" svg:height="13.682cm"/>
          <chart:axis chart:dimension="x" chart:name="primary-x" chart:style-name="ch4">
            <chart:title svg:x="14.731cm" svg:y="17.081cm" chart:style-name="ch5">
              <text:p>Количество узлов</text:p>
            </chart:title>
            <chart:grid chart:style-name="ch6" chart:class="major"/>
          </chart:axis>
          <chart:axis chart:dimension="y" chart:name="primary-y" chart:style-name="ch7">
            <chart:title svg:x="0.451cm" svg:y="14.174cm" chart:style-name="ch8">
              <text:p>Погрешность интерполяции по норме</text:p>
            </chart:title>
            <chart:grid chart:style-name="ch6" chart:class="major"/>
          </chart:axis>
          <chart:series chart:style-name="ch9" chart:values-cell-range-address="non_uni.Q1:non_uni.Q97" chart:class="chart:scatter">
            <chart:domain table:cell-range-address="non_uni.P1:non_uni.P97"/>
            <chart:data-point chart:repeated="9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non_uni.P1:non_uni.P97</svg:desc>
                </draw:g>
              </table:table-cell>
              <table:table-cell office:value-type="float" office:value="3.28202040913414">
                <text:p>3.28202040913414</text:p>
                <draw:g>
                  <svg:desc>non_uni.Q1:non_uni.Q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21051092497653">
                <text:p>4.210510924976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.80086229729604">
                <text:p>4.800862297296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.21102255720334">
                <text:p>5.211022557203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50761026843188">
                <text:p>5.507610268431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.7288305164839">
                <text:p>5.72883051648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5.8988444351778">
                <text:p>5.8988444351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6.03323652478827">
                <text:p>6.033236524788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6.14205896534827">
                <text:p>6.142058965348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6.23185452800043">
                <text:p>6.231854528000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6.30700476406433">
                <text:p>6.307004764064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6.37057339419626">
                <text:p>6.370573394196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6.42480213341702">
                <text:p>6.424802133417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6.47139379346525">
                <text:p>6.471393793465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.51167660134228">
                <text:p>6.511676601342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6.54670509446691">
                <text:p>6.546705094466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6.5773267388248">
                <text:p>6.57732673882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6.60422887806732">
                <text:p>6.604228878067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6.62797342219245">
                <text:p>6.627973422192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6.64902139124544">
                <text:p>6.649021391245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6.66775814953114">
                <text:p>6.667758149531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6.68450600472107">
                <text:p>6.684506004721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6.69954996522464">
                <text:p>6.699549965224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6.71292669337868">
                <text:p>6.712926693378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6.724135522399">
                <text:p>6.7241355223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6.73390490653015">
                <text:p>6.733904906530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6.76130941468101">
                <text:p>6.761309414681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6.75874654392785">
                <text:p>6.758746543927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6.70954310983512">
                <text:p>6.709543109835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6.33429470521904">
                <text:p>6.334294705219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7.20543465732797">
                <text:p>7.205434657327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7.17506766711609">
                <text:p>7.175067667116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9.24228888038602">
                <text:p>9.242288880386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12.0673897259734">
                <text:p>12.06738972597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13.4348642303518">
                <text:p>13.43486423035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14.417402174863">
                <text:p>14.4174021748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13.0120444447671">
                <text:p>13.01204444476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15.7640582471801">
                <text:p>15.76405824718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18.505837294396">
                <text:p>18.5058372943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20.4071771770228">
                <text:p>20.40717717702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20.2344226386209">
                <text:p>20.23442263862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23.0727962624093">
                <text:p>23.07279626240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20.723238741958">
                <text:p>20.7232387419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26.0565595123517">
                <text:p>26.05655951235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24.6921230515226">
                <text:p>24.69212305152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28.967397787036">
                <text:p>28.9673977870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29.1655499598702">
                <text:p>29.16554995987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29.1806085520792">
                <text:p>29.18060855207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32.8127889004859">
                <text:p>32.81278890048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32.619159205314">
                <text:p>32.6191592053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34.9225341696197">
                <text:p>34.92253416961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35.2354102875282">
                <text:p>35.23541028752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38.0071658147101">
                <text:p>38.00716581471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39.2716988764154">
                <text:p>39.27169887641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41.4083602894431">
                <text:p>41.40836028944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">
                <text:p>58</text:p>
              </table:table-cell>
              <table:table-cell office:value-type="float" office:value="42.7798248563534">
                <text:p>42.77982485635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42.0554917215024">
                <text:p>42.05549172150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43.0060977717942">
                <text:p>43.00609777179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46.225963442578">
                <text:p>46.2259634425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47.8349685433602">
                <text:p>47.83496854336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48.1220002329869">
                <text:p>48.12200023298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4">
                <text:p>64</text:p>
              </table:table-cell>
              <table:table-cell office:value-type="float" office:value="48.9690771730929">
                <text:p>48.96907717309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50.7701679478335">
                <text:p>50.77016794783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50.285320442656">
                <text:p>50.2853204426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">
                <text:p>67</text:p>
              </table:table-cell>
              <table:table-cell office:value-type="float" office:value="53.5382341474586">
                <text:p>53.53823414745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55.3579992612506">
                <text:p>55.35799926125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54.2392758361547">
                <text:p>54.23927583615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56.5078861806995">
                <text:p>56.50788618069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58.8567955990546">
                <text:p>58.85679559905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59.8229280429521">
                <text:p>59.82292804295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62.1043252511467">
                <text:p>62.10432525114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64.2615011710363">
                <text:p>64.26150117103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65.4889589489735">
                <text:p>65.48895894897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67.2748966275289">
                <text:p>67.27489662752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67.2446960124025">
                <text:p>67.24469601240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67.1979216152995">
                <text:p>67.19792161529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68.8605507458821">
                <text:p>68.86055074588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71.4845864228897">
                <text:p>71.48458642288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72.6326463268887">
                <text:p>72.63264632688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73.7662951314181">
                <text:p>73.76629513141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75.9448052962962">
                <text:p>75.94480529629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76.7672297318278">
                <text:p>76.76722973182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79.1504267152615">
                <text:p>79.15042671526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0.5065372056087">
                <text:p>80.50653720560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81.5635774337147">
                <text:p>81.56357743371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82.7939583681697">
                <text:p>82.79395836816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84.3100972997205">
                <text:p>84.31009729972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85.1201226564451">
                <text:p>85.12012265644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86.5809132722742">
                <text:p>86.58091327227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87.5987666067507">
                <text:p>87.59876660675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88.2363822073824">
                <text:p>88.23638220738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0.6250292900044">
                <text:p>90.62502929000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90.9017159563339">
                <text:p>90.90171595633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93.3759469705865">
                <text:p>93.37594697058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7">
                <text:p>97</text:p>
              </table:table-cell>
              <table:table-cell office:value-type="float" office:value="95.3203147502312">
                <text:p>95.32031475023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8">
                <text:p>98</text:p>
              </table:table-cell>
              <table:table-cell office:value-type="float" office:value="94.2223038309641">
                <text:p>94.22230383096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97.5659893132603">
                <text:p>97.56598931326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22949782292d40bc0751a2b0b2cf40927460a4f8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